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46cm" fo:min-width="4.44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08cm" fo:min-width="8.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49cm" fo:min-width="5.098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926cm" fo:min-width="2.993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2.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338cm"/>
      <style:paragraph-properties style:writing-mode="lr-tb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1.1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font-size="18pt" fo:font-weight="bold" fo:background-color="#ffff00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/>
      <style:text-properties fo:font-size="18pt" fo:font-weight="bold" fo:background-color="#ffff00" style:font-size-asian="18pt" style:font-weight-asian="bold" style:font-size-complex="18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8pt" fo:font-weight="bold" fo:background-color="#ffff00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5cm" svg:height="2.54cm" svg:x="7.667cm" svg:y="3.85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89cm" svg:height="2.858cm" svg:x="5.762cm" svg:y="12.747cm">
          <text:p text:style-name="P2"><text:span text:style-name="T1">NUM <text:s/>% 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89cm" svg:height="2.857cm" svg:x="6.08cm" svg:y="7.985cm">
          <text:p text:style-name="P1"><text:span text:style-name="T1">Read </text:span><text:span text:style-name="T1">Num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11.16cm" svg:y1="6.397cm" svg:x2="11.16cm" svg:y2="7.985cm">
          <text:p/>
        </draw:line>
        <draw:line draw:style-name="gr4" draw:text-style-name="P3" draw:layer="layout" svg:x1="10.525cm" svg:y1="10.842cm" svg:x2="10.525cm" svg:y2="12.747cm">
          <text:p/>
        </draw:line>
        <draw:custom-shape draw:style-name="gr5" draw:text-style-name="P2" draw:layer="layout" svg:width="6.985cm" svg:height="6.35cm" svg:x="6.715cm" svg:y="17.51cm">
          <text:p text:style-name="P2"><text:span text:style-name="T1">Result = 0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0.207cm" svg:y1="15.605cm" svg:x2="10.207cm" svg:y2="17.51cm">
          <text:p/>
        </draw:line>
        <draw:line draw:style-name="gr6" draw:text-style-name="P3" draw:layer="layout" svg:x1="13.699cm" svg:y1="20.685cm" svg:x2="15.922cm" svg:y2="20.685cm">
          <text:p/>
        </draw:line>
        <draw:line draw:style-name="gr6" draw:text-style-name="P3" draw:layer="layout" svg:x1="4.492cm" svg:y1="20.685cm" svg:x2="6.715cm" svg:y2="20.685cm">
          <text:p/>
        </draw:line>
        <draw:line draw:style-name="gr7" draw:text-style-name="P3" draw:layer="layout" svg:x1="15.922cm" svg:y1="20.685cm" svg:x2="15.922cm" svg:y2="22.59cm">
          <text:p/>
        </draw:line>
        <draw:line draw:style-name="gr7" draw:text-style-name="P3" draw:layer="layout" svg:x1="4.492cm" svg:y1="20.685cm" svg:x2="4.492cm" svg:y2="22.59cm">
          <text:p/>
        </draw:line>
        <draw:custom-shape draw:style-name="gr8" draw:text-style-name="P4" draw:layer="layout" svg:width="5.08cm" svg:height="2.858cm" svg:x="13.065cm" svg:y="22.589cm">
          <text:p text:style-name="P1"><text:span text:style-name="T2">Print “ODD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4" draw:layer="layout" svg:width="5.08cm" svg:height="2.858cm" svg:x="1.635cm" svg:y="22.589cm">
          <text:p text:style-name="P1"><text:span text:style-name="T2">Print “Even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6" draw:layer="layout" svg:width="2.223cm" svg:height="1.588cm" svg:x="13.699cm" svg:y="19.415cm">
          <draw:text-box>
            <text:p text:style-name="P5"><text:span text:style-name="T3">NO</text:span></text:p>
          </draw:text-box>
        </draw:frame>
        <draw:frame draw:style-name="gr9" draw:text-style-name="P6" draw:layer="layout" svg:width="2.223cm" svg:height="1.588cm" svg:x="4.492cm" svg:y="19.415cm">
          <draw:text-box>
            <text:p text:style-name="P5"><text:span text:style-name="T3">YES</text:span></text:p>
          </draw:text-box>
        </draw:frame>
        <draw:line draw:style-name="gr6" draw:text-style-name="P3" draw:layer="layout" svg:x1="15.287cm" svg:y1="25.447cm" svg:x2="15.287cm" svg:y2="26.4cm">
          <text:p/>
        </draw:line>
        <draw:line draw:style-name="gr6" draw:text-style-name="P3" draw:layer="layout" svg:x1="3.857cm" svg:y1="25.447cm" svg:x2="3.857cm" svg:y2="26.4cm">
          <text:p/>
        </draw:line>
        <draw:line draw:style-name="gr10" draw:text-style-name="P3" draw:layer="layout" svg:x1="15.287cm" svg:y1="26.4cm" svg:x2="13.064cm" svg:y2="26.4cm">
          <text:p/>
        </draw:line>
        <draw:line draw:style-name="gr10" draw:text-style-name="P3" draw:layer="layout" svg:x1="15.288cm" svg:y1="26.4cm" svg:x2="13.065cm" svg:y2="26.4cm">
          <text:p/>
        </draw:line>
        <draw:line draw:style-name="gr11" draw:text-style-name="P3" draw:layer="layout" svg:x1="3.857cm" svg:y1="26.4cm" svg:x2="6.08cm" svg:y2="26.4cm">
          <text:p/>
        </draw:line>
        <draw:custom-shape draw:style-name="gr1" draw:text-style-name="P2" draw:layer="layout" svg:width="6.985cm" svg:height="2.54cm" svg:x="6.08cm" svg:y="25.13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6.557cm" svg:height="1.673cm" svg:x="2.223cm" svg:y="1.635cm">
          <draw:text-box>
            <text:p text:style-name="P7"><text:span text:style-name="T4">Write a program to ask the user to enter a number, then print "ODD" if its odd, or "Even" if its eve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1T13:03:25.726643746</meta:creation-date>
    <dc:date>2023-12-11T13:18:06.677436342</dc:date>
    <meta:editing-duration>PT2M40S</meta:editing-duration>
    <meta:editing-cycles>1</meta:editing-cycles>
    <meta:document-statistic meta:object-count="22"/>
    <meta:generator>LibreOffice/7.3.7.2$Linux_X86_64 LibreOffice_project/30$Build-2</meta:generator>
  </office:meta>
</office:document-meta>
</file>